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15622a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15622a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XXIII</text:span></text:p>
      <text:p text:style-name="P2"><text:span text:style-name="T4">На следующий день Павел, Вадим, Настя и Юля встретили в условленном месте в парке с гитарами. Расположившись в беседке, они отрабатывали выступление, после чего обсудили полет и направились в кафе неподалеку, так как на улице было прохладно. Там они провели еще пару часов за кофе и разговорами, после чего Вадим и Настя поехали гулять, а Павел и Юля остались в кафе.</text:span></text:p>
      <text:p text:style-name="P2"><text:span text:style-name="T4">–Ну что ж, группа готова и выступление отрепетировано. В понедельник самолет. Пока можно отдыхать, – улыбнувшись, сказал Павел, допивая кофе. </text:span></text:p>
      <text:p text:style-name="P2"><text:span text:style-name="T4">–У тебя, как я вижу, есть какие-то предложения.</text:span></text:p>
      <text:p text:style-name="P2"><text:span text:style-name="T4">–Умеешь играть в бильярд, – интригующе спросил Алехин.</text:span></text:p>
      <text:p text:style-name="P2"><text:span text:style-name="T4">–Умею, – с вызовом ответила Юля.</text:span></text:p>
      <text:p text:style-name="P2"><text:span text:style-name="T4">–Тогда как ты смотришь на то, чтобы поиграть в бильярд у меня?</text:span></text:p>
      <text:p text:style-name="P2"><text:span text:style-name="T4">–Ну а почему бы и нет.</text:span></text:p>
      <text:p text:style-name="P2"><text:span text:style-name="T4">–Тогда поехали.</text:span></text:p>
      <text:p text:style-name="P2"><text:span text:style-name="T4">–Поехали. </text:span></text:p>
      <text:p text:style-name="P2"><text:span text:style-name="T4">Павел расплатился за кофе, после чего они с Юлей направились к машине. Через полчаса они приехали к его дому. Поднявшись, Павел снял со стены все ту же картину и, спустившись вниз и миновав коридоры, они оказались в игровой. Юля улыбнулась и, взяв кий, подошла к столу. Павел снял треугольник и, улыбнувшись в ответ, разбил. Прошло около часа. Юля лидировала со счетом 4:2. </text:span></text:p>
      <text:p text:style-name="P2"><text:span text:style-name="T4">–Хорошо играешь, – усмехнулся Павел.</text:span></text:p>
      <text:p text:style-name="P2"><text:span text:style-name="T4">–Давай догоняй, чего расслабился?</text:span></text:p>
      <text:p text:style-name="P2"><text:span text:style-name="T4">–Еще партию? </text:span></text:p>
      <text:p text:style-name="P2"><text:soft-page-break/><text:span text:style-name="T4">–Разумеется, – улыбнувшись, сказала девушка.</text:span></text:p>
      <text:p text:style-name="P2"><text:span text:style-name="T4">Еще через несколько партий Павлу все же удалось догнать Юлю. </text:span></text:p>
      <text:p text:style-name="P2"><text:span text:style-name="T4">–Ну что ж, решающая партия? – спросила она.</text:span></text:p>
      <text:p text:style-name="P2"><text:span text:style-name="T4">–Видимо да. </text:span></text:p>
      <text:p text:style-name="P2"><text:span text:style-name="T4">–Если выиграю, ты показываешь мне, что за той дверью, – Юля указала на стену, за которой находилась еще одна комната.</text:span></text:p>
      <text:p text:style-name="P2"><text:span text:style-name="T4">–А с чего ты взяла, что там есть что-то?</text:span></text:p>
      <text:p text:style-name="P2"><text:span text:style-name="T4">–Выемка на стене. Ну а если проиграю, то можешь поцеловать меня. Я же, вижу, что ты давно хочешь это сделать, – улыбнувшись, сказала она.</text:span></text:p>
      <text:p text:style-name="P2"><text:span text:style-name="T4">–Поразительно, как хорошо ты наблюдаешь. Ну что ж, вызов принят, – усмехнувшись, сказал Павел, взяв кий.</text:span></text:p>
      <text:p text:style-name="P2"><text:span text:style-name="T4">Партия длилась около 15 минут, и в результате Алехину пришлось сложить оружие. Юля торжествующе подошла к Павлу и, опустив, кий на пол, посмотрела ему в глаза.</text:span></text:p>
      <text:p text:style-name="P2"><text:span text:style-name="T4">–Ну что, пойдем, – улыбаясь, сказала она.</text:span></text:p>
      <text:p text:style-name="P2"><text:span text:style-name="T4">–Юля, когда мы зайдем туда, пообещай, что выслушаешь. </text:span></text:p>
      <text:p text:style-name="P2"><text:span text:style-name="T4">–Да без проблем. А к чему вообще такие вопросы?</text:span></text:p>
      <text:p text:style-name="P2"><text:span text:style-name="T4">–Неважно. Просто то, что ты увидишь за этой дверью, может шокировать тебя, но ты просто выслушай.</text:span></text:p>
      <text:p text:style-name="P2"><text:span text:style-name="T4">–Что бы там ни было, я тебя выслушаю, идем уже. </text:span></text:p>
      <text:p text:style-name="P2"><text:span text:style-name="T4">Павел приложил ручку, и дверь со щелчком отодвинулась, открывая все ту же комнату. Юля спокойно вошла и, оглядевшись, обернулась к Павлу.</text:span></text:p>
      <text:p text:style-name="P2"><text:span text:style-name="T4">–Какие же, однако, у тебя интересные комнаты в доме. У тебя есть страсть к доминированию? </text:span></text:p>
      <text:p text:style-name="P2"><text:soft-page-break/><text:span text:style-name="T4">–Скорее наклонности.</text:span></text:p>
      <text:p text:style-name="P2"><text:span text:style-name="T4">–Интересный ты человек. Может быть, еще партию в бильярд? Проиграю – накажешь меня, – усмехнувшись, сказала девушка. </text:span></text:p>
      <text:p text:style-name="P2"><text:span text:style-name="T4">–Ты серьезно сейчас? </text:span></text:p>
      <text:p text:style-name="P2"><text:span text:style-name="T4">–Абсолютно! И да, не найдешь что-нибудь выпить? </text:span></text:p>
      <text:p text:style-name="P2"><text:span text:style-name="T4">–Вино, коньяк, виски? </text:span></text:p>
      <text:p text:style-name="P2"><text:span text:style-name="T4">–Коньяк подойдет. </text:span></text:p>
      <text:p text:style-name="P2"><text:span text:style-name="T4">Через 20 минут они уже играли в бильярд. Павел выигрывал. Стоя с бокалом, он внимательно наблюдал за Юлей. Наконец, Павел окончательно выиграл партию. </text:span></text:p>
      <text:p text:style-name="P2"><text:span text:style-name="T4">–Ну что ж, ты проиграла, – допивая коньяк, сказал он.</text:span></text:p>
      <text:p text:style-name="P2"><text:span text:style-name="T4">–Ну так накажи меня, – усмехнулась Юля.</text:span></text:p>
      <text:p text:style-name="P2"><text:span text:style-name="T4">–Тогда пойдем, – сказал Павел, постав бокал.</text:span></text:p>
      <text:p text:style-name="P2"><text:span text:style-name="T4">–Пойдем, – ответила девушка и проследовала за ним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27:45.406000000</meta:creation-date>
    <dc:date>2022-05-15T19:28:08.957000000</dc:date>
    <meta:editing-duration>PT23S</meta:editing-duration>
    <meta:editing-cycles>1</meta:editing-cycles>
    <meta:document-statistic meta:table-count="0" meta:image-count="0" meta:object-count="0" meta:page-count="3" meta:paragraph-count="41" meta:word-count="477" meta:character-count="3027" meta:non-whitespace-character-count="2559"/>
    <meta:generator>LibreOffice/7.2.2.2$Windows_X86_64 LibreOffice_project/02b2acce88a210515b4a5bb2e46cbfb63fe97d56</meta:generator>
  </office:meta>
</office:document-meta>
</file>